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3cm" draw:fill-color="#0096d4"/>
    </style:style>
    <style:style style:name="gr2" style:family="graphic" style:parent-style-name="standard">
      <style:graphic-properties svg:stroke-width="0.001cm" svg:stroke-color="#aae6ff" draw:fill="none" draw:fill-color="#ffffff" fo:padding-top="-0.049cm" fo:padding-bottom="-0.049cm" fo:padding-left="-0.049cm" fo:padding-right="-0.049cm"/>
    </style:style>
    <style:style style:name="gr3" style:family="graphic" style:parent-style-name="standard">
      <style:graphic-properties draw:stroke="none" svg:stroke-width="0.001cm" draw:fill-color="#00b4ff"/>
    </style:style>
    <style:style style:name="gr4" style:family="graphic" style:parent-style-name="standard">
      <style:graphic-properties draw:stroke="none" svg:stroke-width="0.001cm" draw:fill-color="#005a80"/>
    </style:style>
    <style:style style:name="gr5" style:family="graphic" style:parent-style-name="standard">
      <style:graphic-properties draw:stroke="none" svg:stroke-width="0.001cm" draw:fill-color="#000000"/>
    </style:style>
    <style:style style:name="gr6" style:family="graphic" style:parent-style-name="standard">
      <style:graphic-properties draw:stroke="none" svg:stroke-width="0.001cm" draw:fill-color="#ffffff"/>
    </style:style>
    <style:style style:name="gr7" style:family="graphic" style:parent-style-name="standard">
      <style:graphic-properties svg:stroke-width="0.001cm" svg:stroke-color="#003c55" draw:fill="none" draw:fill-color="#ffffff" fo:padding-top="-0.049cm" fo:padding-bottom="-0.049cm" fo:padding-left="-0.049cm" fo:padding-right="-0.049cm"/>
    </style:style>
  </office:automatic-styles>
  <office:body>
    <office:drawing>
      <draw:page draw:name="page1" draw:style-name="dp1" draw:master-page-name="Default">
        <draw:g>
          <draw:glue-point draw:id="4" svg:x="-3.873cm" svg:y="-5cm"/>
          <draw:glue-point draw:id="5" svg:x="5cm" svg:y="-5cm"/>
          <draw:glue-point draw:id="6" svg:x="0.564cm" svg:y="-5cm"/>
          <draw:glue-point draw:id="7" svg:x="-4.921cm" svg:y="5cm"/>
          <draw:glue-point draw:id="8" svg:x="3.869cm" svg:y="5cm"/>
          <draw:glue-point draw:id="9" svg:x="-0.526cm" svg:y="5cm"/>
          <draw:glue-point draw:id="10" svg:x="-5cm" svg:y="-3.935cm"/>
          <draw:glue-point draw:id="11" svg:x="-5cm" svg:y="0.533cm"/>
          <draw:glue-point draw:id="12" svg:x="5cm" svg:y="3.852cm"/>
          <draw:glue-point draw:id="13" svg:x="5cm" svg:y="-0.575cm"/>
          <draw:glue-point draw:id="14" svg:x="0.011cm" svg:y="-0.012cm"/>
          <draw:polygon draw:style-name="gr1" draw:layer="layout" svg:width="1.803cm" svg:height="1.787cm" svg:x="0cm" svg:y="0.213cm" svg:viewBox="0 0 1804 1788" draw:points="0,0 15,1788 1804,1788 1804,0">
            <text:p/>
          </draw:polygon>
          <draw:polygon draw:style-name="gr2" draw:layer="layout" svg:width="1.803cm" svg:height="1.787cm" svg:x="0cm" svg:y="0.213cm" svg:viewBox="0 0 1804 1788" draw:points="0,0 15,1788 1804,1788 1804,0">
            <text:p/>
          </draw:polygon>
          <draw:polygon draw:style-name="gr3" draw:layer="layout" svg:width="2.032cm" svg:height="0.213cm" svg:x="0cm" svg:y="0cm" svg:viewBox="0 0 2033 214" draw:points="0,214 229,0 2033,0 1803,214">
            <text:p/>
          </draw:polygon>
          <draw:polygon draw:style-name="gr2" draw:layer="layout" svg:width="2.032cm" svg:height="0.213cm" svg:x="0cm" svg:y="0cm" svg:viewBox="0 0 2033 214" draw:points="0,214 229,0 2033,0 1803,214">
            <text:p/>
          </draw:polygon>
          <draw:polygon draw:style-name="gr4" draw:layer="layout" svg:width="0.23cm" svg:height="1.984cm" svg:x="1.803cm" svg:y="0cm" svg:viewBox="0 0 231 1985" draw:points="0,213 231,0 231,1771 0,1985">
            <text:p/>
          </draw:polygon>
          <draw:polygon draw:style-name="gr2" draw:layer="layout" svg:width="0.23cm" svg:height="1.984cm" svg:x="1.803cm" svg:y="0cm" svg:viewBox="0 0 231 1985" draw:points="0,213 231,0 231,1771 0,1985">
            <text:p/>
          </draw:polygon>
          <draw:polygon draw:style-name="gr5" draw:layer="layout" svg:width="0.279cm" svg:height="0.278cm" svg:x="1.442cm" svg:y="0.312cm" svg:viewBox="0 0 280 279" draw:points="280,0 0,0 99,98 16,180 99,262 181,180 280,279">
            <text:p/>
          </draw:polygon>
          <draw:polygon draw:style-name="gr5" draw:layer="layout" svg:width="0.164cm" svg:height="0.164cm" svg:x="1.343cm" svg:y="0.541cm" svg:viewBox="0 0 165 165" draw:points="0,82 82,165 165,82 82,0">
            <text:p/>
          </draw:polygon>
          <draw:polygon draw:style-name="gr5" draw:layer="layout" svg:width="0.164cm" svg:height="0.164cm" svg:x="1.229cm" svg:y="0.655cm" svg:viewBox="0 0 165 165" draw:points="0,82 65,165 165,82 82,0">
            <text:p/>
          </draw:polygon>
          <draw:polygon draw:style-name="gr5" draw:layer="layout" svg:width="0.279cm" svg:height="0.278cm" svg:x="0.114cm" svg:y="1.639cm" svg:viewBox="0 0 280 279" draw:points="0,279 280,279 180,180 262,114 180,32 99,98 0,0">
            <text:p/>
          </draw:polygon>
          <draw:polygon draw:style-name="gr5" draw:layer="layout" svg:width="0.163cm" svg:height="0.164cm" svg:x="0.459cm" svg:y="1.426cm" svg:viewBox="0 0 164 165" draw:points="0,82 66,165 164,82 81,0">
            <text:p/>
          </draw:polygon>
          <draw:polygon draw:style-name="gr5" draw:layer="layout" svg:width="0.164cm" svg:height="0.164cm" svg:x="0.328cm" svg:y="1.557cm" svg:viewBox="0 0 165 165" draw:points="0,82 82,165 165,82 82,0">
            <text:p/>
          </draw:polygon>
          <draw:polygon draw:style-name="gr5" draw:layer="layout" svg:width="0.279cm" svg:height="0.262cm" svg:x="0.114cm" svg:y="0.328cm" svg:viewBox="0 0 280 263" draw:points="0,0 0,263 99,164 180,246 262,164 180,98 280,0">
            <text:p/>
          </draw:polygon>
          <draw:polygon draw:style-name="gr5" draw:layer="layout" svg:width="0.18cm" svg:height="0.164cm" svg:x="0.328cm" svg:y="0.525cm" svg:viewBox="0 0 181 165" draw:points="99,165 181,98 82,0 0,82">
            <text:p/>
          </draw:polygon>
          <draw:polygon draw:style-name="gr5" draw:layer="layout" svg:width="0.163cm" svg:height="0.164cm" svg:x="0.459cm" svg:y="0.655cm" svg:viewBox="0 0 164 165" draw:points="81,165 164,82 81,0 0,82">
            <text:p/>
          </draw:polygon>
          <draw:polygon draw:style-name="gr5" draw:layer="layout" svg:width="0.279cm" svg:height="0.262cm" svg:x="1.442cm" svg:y="1.656cm" svg:viewBox="0 0 280 263" draw:points="280,263 280,0 181,98 99,16 16,98 99,164 0,263">
            <text:p/>
          </draw:polygon>
          <draw:polygon draw:style-name="gr5" draw:layer="layout" svg:width="0.164cm" svg:height="0.164cm" svg:x="1.229cm" svg:y="1.426cm" svg:viewBox="0 0 165 165" draw:points="82,165 165,82 82,0 0,82">
            <text:p/>
          </draw:polygon>
          <draw:polygon draw:style-name="gr5" draw:layer="layout" svg:width="0.18cm" svg:height="0.164cm" svg:x="1.343cm" svg:y="1.541cm" svg:viewBox="0 0 181 165" draw:points="98,165 181,99 82,0 0,82">
            <text:p/>
          </draw:polygon>
          <draw:polygon draw:style-name="gr6" draw:layer="layout" svg:width="0.278cm" svg:height="0.262cm" svg:x="0.098cm" svg:y="0.312cm" svg:viewBox="0 0 279 263" draw:points="0,0 0,263 98,164 180,246 263,164 180,98 279,0">
            <text:p/>
          </draw:polygon>
          <draw:polygon draw:style-name="gr6" draw:layer="layout" svg:width="0.18cm" svg:height="0.164cm" svg:x="0.312cm" svg:y="0.508cm" svg:viewBox="0 0 181 165" draw:points="98,165 181,99 82,0 0,82">
            <text:p/>
          </draw:polygon>
          <draw:polygon draw:style-name="gr6" draw:layer="layout" svg:width="0.164cm" svg:height="0.164cm" svg:x="0.442cm" svg:y="0.639cm" svg:viewBox="0 0 165 165" draw:points="82,165 165,82 82,0 0,82">
            <text:p/>
          </draw:polygon>
          <draw:polygon draw:style-name="gr6" draw:layer="layout" svg:width="0.278cm" svg:height="0.262cm" svg:x="1.426cm" svg:y="1.639cm" svg:viewBox="0 0 279 263" draw:points="279,263 279,0 180,98 98,16 15,98 98,164 0,263">
            <text:p/>
          </draw:polygon>
          <draw:polygon draw:style-name="gr6" draw:layer="layout" svg:width="0.164cm" svg:height="0.164cm" svg:x="1.213cm" svg:y="1.409cm" svg:viewBox="0 0 165 165" draw:points="82,165 165,82 82,0 0,82">
            <text:p/>
          </draw:polygon>
          <draw:polygon draw:style-name="gr6" draw:layer="layout" svg:width="0.18cm" svg:height="0.164cm" svg:x="1.327cm" svg:y="1.524cm" svg:viewBox="0 0 181 165" draw:points="98,165 181,99 82,0 0,82">
            <text:p/>
          </draw:polygon>
          <draw:polygon draw:style-name="gr6" draw:layer="layout" svg:width="0.278cm" svg:height="0.279cm" svg:x="1.426cm" svg:y="0.295cm" svg:viewBox="0 0 279 280" draw:points="279,0 0,0 98,99 15,181 98,263 180,181 279,280">
            <text:p/>
          </draw:polygon>
          <draw:polygon draw:style-name="gr6" draw:layer="layout" svg:width="0.164cm" svg:height="0.164cm" svg:x="1.327cm" svg:y="0.525cm" svg:viewBox="0 0 165 165" draw:points="0,82 82,165 165,82 82,0">
            <text:p/>
          </draw:polygon>
          <draw:polygon draw:style-name="gr6" draw:layer="layout" svg:width="0.164cm" svg:height="0.164cm" svg:x="1.213cm" svg:y="0.639cm" svg:viewBox="0 0 165 165" draw:points="0,82 66,165 165,82 82,0">
            <text:p/>
          </draw:polygon>
          <draw:polygon draw:style-name="gr6" draw:layer="layout" svg:width="0.278cm" svg:height="0.279cm" svg:x="0.098cm" svg:y="1.623cm" svg:viewBox="0 0 279 280" draw:points="0,280 279,280 180,181 263,115 180,32 98,98 0,0">
            <text:p/>
          </draw:polygon>
          <draw:polygon draw:style-name="gr6" draw:layer="layout" svg:width="0.164cm" svg:height="0.164cm" svg:x="0.442cm" svg:y="1.409cm" svg:viewBox="0 0 165 165" draw:points="0,82 65,165 165,82 82,0">
            <text:p/>
          </draw:polygon>
          <draw:polygon draw:style-name="gr6" draw:layer="layout" svg:width="0.164cm" svg:height="0.164cm" svg:x="0.312cm" svg:y="1.541cm" svg:viewBox="0 0 165 165" draw:points="0,82 82,165 165,82 82,0">
            <text:p/>
          </draw:polygon>
          <draw:polygon draw:style-name="gr4" draw:layer="layout" svg:width="1.425cm" svg:height="0.787cm" svg:x="0.196cm" svg:y="0.72cm" svg:viewBox="0 0 1426 788" draw:points="1426,394 1425,374 1422,354 1418,334 1411,314 1403,295 1393,276 1381,256 1368,238 1352,220 1336,202 1318,185 1298,168 1276,152 1254,137 1230,122 1204,108 1177,95 1149,82 1120,70 1089,59 1058,49 1026,40 994,31 960,24 926,17 891,12 856,8 821,4 784,1 748,0 713,0 677,0 641,1 605,4 569,8 534,12 499,17 465,24 431,31 399,40 367,49 336,59 305,70 276,82 248,95 221,108 195,122 171,137 149,152 127,168 107,185 89,202 73,220 57,238 44,256 32,276 22,295 14,314 8,334 3,354 0,374 0,394 0,413 3,433 8,453 14,473 22,492 32,511 44,531 57,549 73,567 89,585 107,602 127,619 149,635 171,650 195,665 221,679 248,693 276,705 305,717 336,728 367,738 399,747 431,756 465,763 499,770 534,775 569,779 605,783 641,786 677,787 713,788 748,787 784,786 821,783 856,779 891,775 926,770 960,763 994,756 1026,747 1058,738 1089,728 1120,717 1149,705 1177,693 1204,679 1230,665 1254,650 1276,635 1298,619 1318,602 1336,585 1352,567 1368,549 1381,531 1393,511 1403,492 1411,473 1418,453 1422,433 1425,413">
            <text:p/>
          </draw:polygon>
          <draw:polygon draw:style-name="gr7" draw:layer="layout" svg:width="1.41cm" svg:height="0.787cm" svg:x="0.196cm" svg:y="0.705cm" svg:viewBox="0 0 1411 788" draw:points="1411,394 1410,374 1407,354 1402,334 1396,314 1388,295 1378,276 1366,256 1353,239 1338,220 1322,203 1303,185 1284,168 1263,152 1240,137 1216,122 1191,108 1164,95 1137,82 1108,70 1078,59 1047,49 1016,40 983,31 950,24 916,17 882,12 847,8 811,4 777,1 741,0 705,0 669,0 634,1 598,4 563,8 529,12 494,17 460,24 427,31 395,40 363,49 332,59 302,70 273,82 246,95 219,108 194,122 170,137 147,152 126,168 106,185 88,203 71,220 56,239 44,256 32,276 22,295 14,314 8,334 3,354 0,374 0,394 0,413 3,433 8,453 14,473 22,492 32,512 44,531 56,549 71,567 88,585 106,602 126,619 147,635 170,650 194,665 219,679 246,693 273,705 302,717 332,728 363,738 395,747 427,756 460,763 494,770 529,775 563,779 598,783 634,786 669,787 705,788 741,787 777,786 811,783 847,779 882,775 916,770 950,763 983,756 1016,747 1047,738 1078,728 1108,717 1137,705 1164,693 1191,679 1216,665 1240,650 1263,635 1284,619 1303,602 1322,585 1338,567 1353,549 1366,531 1378,512 1388,492 1396,473 1402,453 1407,433 1410,413">
            <text:p/>
          </draw:polygon>
          <draw:polygon draw:style-name="gr5" draw:layer="layout" svg:width="0.41cm" svg:height="0.41cm" svg:x="0.541cm" svg:y="0.885cm" svg:viewBox="0 0 411 411" draw:points="0,345 262,82 197,0 411,0 411,229 328,147 81,411">
            <text:p/>
          </draw:polygon>
          <draw:polygon draw:style-name="gr5" draw:layer="layout" svg:width="0.393cm" svg:height="0.394cm" svg:x="0.853cm" svg:y="1.033cm" svg:viewBox="0 0 394 395" draw:points="0,329 262,66 196,0 394,0 394,213 328,148 82,395">
            <text:p/>
          </draw:polygon>
          <draw:polygon draw:style-name="gr6" draw:layer="layout" svg:width="0.41cm" svg:height="0.41cm" svg:x="0.525cm" svg:y="0.868cm" svg:viewBox="0 0 411 411" draw:points="0,345 262,81 197,0 411,0 411,230 328,147 82,411">
            <text:p/>
          </draw:polygon>
          <draw:polygon draw:style-name="gr6" draw:layer="layout" svg:width="0.393cm" svg:height="0.393cm" svg:x="0.836cm" svg:y="1.016cm" svg:viewBox="0 0 394 394" draw:points="0,328 262,65 197,0 394,0 394,213 328,147 82,394">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Optical Cross-Connect</dc:title>
    <meta:creation-date>2011-02-07T16:40:44</meta:creation-date>
    <meta:editing-duration>P0D</meta:editing-duration>
    <meta:editing-cycles>1</meta:editing-cycles>
    <meta:document-statistic meta:object-count="37"/>
    <meta:generator>OpenOffice.org/3.3$Linux OpenOffice.org_project/330m20$Build-9567</meta:generator>
  </office:meta>
</office:document-meta>
</file>